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LTemplate.getAccessControl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LTemplat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Template.internalGetEnt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LTemplate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LTemplate.ACLTemplate( NodeImpl aclNode , PrivilegeRegistry privilegeRegistr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Entry.Entry( Principal principal , Privilege [ ] privileges , boolean al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Templat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Template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Templat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Template.collectEntries( NodeImpl aclNode , Map princToEntri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CLTemplate.addEntry( Principal principal , Privilege [ ] privileges , boolean isAllow , Map restric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LTemplate.checkValidEntry( Principal principal , Privilege [ ] privileges , boolean isAllo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LTemplate.internalAdd( Entry entr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ACLTemplate.removeAccessControlEntry( AccessControlEntry 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CLTemplate.ACLTemplate( String path , PrincipalManager principalMgr , PrivilegeRegistry privilege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LTemplate.internalGetEntries( Principal princip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LTemplate.addAccessControlEntry( Principal principal , Privilege [ ] privile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Template.addEntry( Principal principal , Privilege [ ] privileges , boolean isAl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